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table:number-columns-repeated="2" office:value-type="string" calcext:value-type="string">
            <text:p>エージェント１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09-29T17:19:15.277086250</dc:date>
    <meta:editing-duration>PT10M55S</meta:editing-duration>
    <meta:editing-cycles>30</meta:editing-cycles>
    <meta:document-statistic meta:table-count="1" meta:cell-count="47" meta:object-count="0"/>
  </office:meta>
</office:document-meta>
</file>